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February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09051" calcext:value-type="float">
            <text:p><text:s/>509,051 </text:p>
          </table:table-cell>
          <table:table-cell table:style-name="ce30" office:value-type="float" office:value="887" calcext:value-type="float">
            <text:p><text:s/>887 </text:p>
          </table:table-cell>
          <table:table-cell table:style-name="ce30" office:value-type="float" office:value="26501" calcext:value-type="float">
            <text:p><text:s/>26,5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475668" calcext:value-type="float">
            <text:p><text:s/>475,66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44" calcext:value-type="float">
            <text:p><text:s/>444 </text:p>
          </table:table-cell>
          <table:table-cell table:style-name="ce30" office:value-type="float" office:value="3469" calcext:value-type="float">
            <text:p><text:s/>3,4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0" calcext:value-type="float">
            <text:p><text:s/>220 </text:p>
          </table:table-cell>
          <table:table-cell table:style-name="ce30" office:value-type="float" office:value="3620" calcext:value-type="float">
            <text:p><text:s/>3,620 </text:p>
          </table:table-cell>
          <table:table-cell table:style-name="ce30" office:value-type="float" office:value="3413" calcext:value-type="float">
            <text:p><text:s/>3,413 </text:p>
          </table:table-cell>
          <table:table-cell table:style-name="ce30" office:value-type="float" office:value="207" calcext:value-type="float">
            <text:p><text:s/>207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34286" calcext:value-type="float">
            <text:p><text:s/>334,286 </text:p>
          </table:table-cell>
          <table:table-cell table:style-name="ce30" office:value-type="float" office:value="584" calcext:value-type="float">
            <text:p><text:s/>584 </text:p>
          </table:table-cell>
          <table:table-cell table:style-name="ce30" office:value-type="float" office:value="19509" calcext:value-type="float">
            <text:p><text:s/>19,5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309341" calcext:value-type="float">
            <text:p><text:s/>309,34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09" calcext:value-type="float">
            <text:p><text:s/>309 </text:p>
          </table:table-cell>
          <table:table-cell table:style-name="ce30" office:value-type="float" office:value="2855" calcext:value-type="float">
            <text:p><text:s/>2,85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3" calcext:value-type="float">
            <text:p><text:s/>143 </text:p>
          </table:table-cell>
          <table:table-cell table:style-name="ce30" office:value-type="float" office:value="2697" calcext:value-type="float">
            <text:p><text:s/>2,697 </text:p>
          </table:table-cell>
          <table:table-cell table:style-name="ce30" office:value-type="float" office:value="2581" calcext:value-type="float">
            <text:p><text:s/>2,581 </text:p>
          </table:table-cell>
          <table:table-cell table:style-name="ce30" office:value-type="float" office:value="116" calcext:value-type="float">
            <text:p><text:s/>116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9306" calcext:value-type="float">
            <text:p><text:s/>159,306 </text:p>
          </table:table-cell>
          <table:table-cell table:style-name="ce31" office:value-type="float" office:value="370" calcext:value-type="float">
            <text:p><text:s/>37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153" calcext:value-type="float">
            <text:p><text:s/>155,15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42" calcext:value-type="float">
            <text:p><text:s/>242 </text:p>
          </table:table-cell>
          <table:table-cell table:style-name="ce31" office:value-type="float" office:value="2100" calcext:value-type="float">
            <text:p><text:s/>2,1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3" calcext:value-type="float">
            <text:p><text:s/>123 </text:p>
          </table:table-cell>
          <table:table-cell table:style-name="ce31" office:value-type="float" office:value="2058" calcext:value-type="float">
            <text:p><text:s/>2,058 </text:p>
          </table:table-cell>
          <table:table-cell table:style-name="ce31" office:value-type="float" office:value="2053" calcext:value-type="float">
            <text:p><text:s/>2,05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80" calcext:value-type="float">
            <text:p><text:s/>2,38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4" calcext:value-type="float">
            <text:p><text:s/>7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234" calcext:value-type="float">
            <text:p><text:s/>29,23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49" calcext:value-type="float">
            <text:p><text:s/>28,1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1" calcext:value-type="float">
            <text:p><text:s/>2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51" calcext:value-type="float">
            <text:p><text:s/>151 </text:p>
          </table:table-cell>
          <table:table-cell table:style-name="ce31" office:value-type="float" office:value="150" calcext:value-type="float">
            <text:p><text:s/>15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12" calcext:value-type="float">
            <text:p><text:s/>4,012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8" calcext:value-type="float">
            <text:p><text:s/>2,8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199" calcext:value-type="float">
            <text:p><text:s/>1,199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7" calcext:value-type="float">
            <text:p><text:s/>1,1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036" calcext:value-type="float">
            <text:p><text:s/>7,03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24" calcext:value-type="float">
            <text:p><text:s/>5,8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94" calcext:value-type="float">
            <text:p><text:s/>5,094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02" calcext:value-type="float">
            <text:p><text:s/>4,80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53" calcext:value-type="float">
            <text:p><text:s/>1,65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9" calcext:value-type="float">
            <text:p><text:s/>2,0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0" calcext:value-type="float">
            <text:p><text:s/>1,7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77" calcext:value-type="float">
            <text:p><text:s/>2,0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11" calcext:value-type="float">
            <text:p><text:s/>71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3" calcext:value-type="float">
            <text:p><text:s/>6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050" calcext:value-type="float">
            <text:p><text:s/>13,050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2" calcext:value-type="float">
            <text:p><text:s/>1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87" calcext:value-type="float">
            <text:p><text:s/>12,88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7" calcext:value-type="float">
            <text:p><text:s/>12,0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95" calcext:value-type="float">
            <text:p><text:s/>39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15" calcext:value-type="float">
            <text:p><text:s/>2,51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95" calcext:value-type="float">
            <text:p><text:s/>16,795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6" calcext:value-type="float">
            <text:p><text:s/>15,85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236" calcext:value-type="float">
            <text:p><text:s/>6,236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520" calcext:value-type="float">
            <text:p><text:s/>5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5620" calcext:value-type="float">
            <text:p><text:s/>5,6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3485" calcext:value-type="float">
            <text:p><text:s/>33,485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4266" calcext:value-type="float">
            <text:p><text:s/>4,26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934" calcext:value-type="float">
            <text:p><text:s/>28,9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37" calcext:value-type="float">
            <text:p><text:s/>1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4" calcext:value-type="float">
            <text:p><text:s/>164 </text:p>
          </table:table-cell>
          <table:table-cell table:style-name="ce31" office:value-type="float" office:value="148" calcext:value-type="float">
            <text:p><text:s/>148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50" calcext:value-type="float">
            <text:p><text:s/>15,75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412" calcext:value-type="float">
            <text:p><text:s/>18,41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735" calcext:value-type="float">
            <text:p><text:s/>14,735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4" calcext:value-type="float">
            <text:p><text:s/>4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710" calcext:value-type="float">
            <text:p><text:s/>79,710 </text:p>
          </table:table-cell>
          <table:table-cell table:style-name="ce30" office:value-type="float" office:value="253" calcext:value-type="float">
            <text:p><text:s/>253 </text:p>
          </table:table-cell>
          <table:table-cell table:style-name="ce30" office:value-type="float" office:value="6586" calcext:value-type="float">
            <text:p><text:s/>6,5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559" calcext:value-type="float">
            <text:p><text:s/>72,5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4" calcext:value-type="float">
            <text:p><text:s/>124 </text:p>
          </table:table-cell>
          <table:table-cell table:style-name="ce30" office:value-type="float" office:value="288" calcext:value-type="float">
            <text:p><text:s/>2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356" calcext:value-type="float">
            <text:p><text:s/>356 </text:p>
          </table:table-cell>
          <table:table-cell table:style-name="ce30" office:value-type="float" office:value="277" calcext:value-type="float">
            <text:p><text:s/>277 </text:p>
          </table:table-cell>
          <table:table-cell table:style-name="ce30" office:value-type="float" office:value="79" calcext:value-type="float">
            <text:p><text:s/>7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814" calcext:value-type="float">
            <text:p><text:s/>92,814 </text:p>
          </table:table-cell>
          <table:table-cell table:style-name="ce30" office:value-type="float" office:value="48" calcext:value-type="float">
            <text:p><text:s/>4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947" calcext:value-type="float">
            <text:p><text:s/>91,9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319" calcext:value-type="float">
            <text:p><text:s/>3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60" calcext:value-type="float">
            <text:p><text:s/>560 </text:p>
          </table:table-cell>
          <table:table-cell table:style-name="ce30" office:value-type="float" office:value="548" calcext:value-type="float">
            <text:p><text:s/>548 </text:p>
          </table:table-cell>
          <table:table-cell table:style-name="ce30" office:value-type="float" office:value="12" calcext:value-type="float">
            <text:p><text:s/>1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41" calcext:value-type="float">
            <text:p><text:s/>2,24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" calcext:value-type="float">
            <text:p><text:s/>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94" calcext:value-type="float">
            <text:p><text:s/>1,79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6-07T15:10:25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